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10000000000004C8000002AD29684BE1.png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3" style:family="presentation" style:parent-style-name="Master1-Layout2-obj-Titel-und-Inhalt-notes">
      <style:graphic-properties draw:fill-color="#ffffff" fo:min-height="13.365cm"/>
    </style:style>
    <style:style style:name="pr4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5" style:family="presentation" style:parent-style-name="Master1-Layout1-title-Titelfoli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family="Calibri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Intro</text:span></text:p>
          </draw:text-box>
        </draw:frame>
        <draw:frame draw:name="Inhaltsplatzhalter 2" presentation:style-name="pr2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layer="layout" svg:width="25.42cm" svg:height="14.326cm" svg:x="-0.031cm" svg:y="4.324cm">
          <draw:image xlink:href="Pictures/imag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Busspiel</text:span></text:p>
          </draw:text-box>
        </draw:frame>
        <draw:frame draw:name="Inhaltsplatzhalter 2" presentation:style-name="pr2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layer="layout" svg:width="25.411cm" svg:height="14.32cm" svg:x="-0.011cm" svg:y="4.324cm">
          <draw:image xlink:href="Pictures/imag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Vorlesung 1</text:span></text:p>
          </draw:text-box>
        </draw:frame>
        <draw:frame draw:name="Inhaltsplatzhalter 2" presentation:style-name="pr2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layer="layout" svg:width="25.4cm" svg:height="14.314cm" svg:x="0cm" svg:y="4.324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Vorlesung 2</text:span></text:p>
          </draw:text-box>
        </draw:frame>
        <draw:frame draw:name="Inhaltsplatzhalter 2" presentation:style-name="pr2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layer="layout" svg:width="25.399cm" svg:height="14.314cm" svg:x="0.001cm" svg:y="4.267cm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Übung</text:span></text:p>
          </draw:text-box>
        </draw:frame>
        <draw:frame draw:name="Inhaltsplatzhalter 2" presentation:style-name="pr2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layer="layout" svg:width="25.424cm" svg:height="14.328cm" svg:x="0.033cm" svg:y="4.324cm">
          <draw:image xlink:href="Pictures/imag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el-und-Inhalt" presentation:presentation-page-layout-name="AL1T18">
        <draw:frame draw:name="Titel 1" presentation:style-name="pr1" draw:text-style-name="P2" draw:layer="layout" svg:width="22.86cm" svg:height="3.175cm" svg:x="1.27cm" svg:y="0.763cm" presentation:class="title">
          <draw:text-box>
            <text:p text:style-name="P1"><text:span text:style-name="T1">Entscheidung SLUB / Sport</text:span></text:p>
          </draw:text-box>
        </draw:frame>
        <draw:frame draw:name="Inhaltsplatzhalter 2" presentation:style-name="pr2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layer="layout" svg:width="25.429cm" svg:height="14.33cm" svg:x="-0.029cm" svg:y="4.396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1-title-Titelfolie" presentation:presentation-page-layout-name="AL2T33">
        <draw:frame draw:name="Titel 1" presentation:style-name="pr4" draw:text-style-name="P2" draw:layer="layout" svg:width="21.59cm" svg:height="4.083cm" svg:x="1.41cm" svg:y="1.4cm" presentation:class="title" presentation:user-transformed="true">
          <draw:text-box>
            <text:p text:style-name="P3"><text:span text:style-name="T2">Auswertung</text:span><text:line-break/></text:p>
          </draw:text-box>
        </draw:frame>
        <draw:frame draw:style-name="gr3" draw:text-style-name="P4" draw:layer="layout" svg:width="25.399cm" svg:height="14.213cm" svg:x="0.001cm" svg:y="4.387cm">
          <draw:image xlink:href="Pictures/10000000000004C8000002AD29684B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background" style:family="presentation">
      <style:graphic-properties draw:stroke="none" draw:fill="solid" draw:fill-color="#ffffff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cm" fo:margin-bottom="0.4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cm" fo:margin-bottom="0.3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cm" fo:margin-bottom="0.2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cm" fo:margin-bottom="0.1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cm" fo:margin-bottom="0.1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cm" fo:margin-bottom="0.1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cm" fo:margin-bottom="0.1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cm" fo:margin-bottom="0.1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rissa-title" draw:layer="backgroundobjects" svg:width="14.848cm" svg:height="11.136cm" svg:x="3.075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2">Titelmasterformat durch Klicken bearbeiten</text:span></text:p>
        </draw:text-box>
      </draw:frame>
      <draw:frame draw:name="Untertitel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8">Formatvorlage des Untertitelmasters durch Klicken bearbeiten</text:span></text:p>
        </draw:text-box>
      </draw:frame>
      <draw:frame draw:name="Datumsplatzhalt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14" draw:text-style-name="MP4" draw:layer="backgroundobjects" svg:width="22.86cm" svg:height="12.572cm" svg:x="1.27cm" svg:y="4.445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9">Titelmasterformat durch Klicken bearbeiten</text:span></text:p>
        </draw:text-box>
      </draw:frame>
      <draw:frame draw:name="Textplatzhalter 2" presentation:style-name="Mpr20" draw:text-style-name="MP4" draw:layer="backgroundobjects" svg:width="21.59cm" svg:height="4.167cm" svg:x="2.006cm" svg:y="8.074cm" presentation:class="outline">
        <draw:text-box>
          <text:list text:style-name="ML8">
            <text:list-item>
              <text:p text:style-name="MP13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Inhaltsplatzhalter 2" presentation:style-name="Mpr26" draw:text-style-name="MP4" draw:layer="backgroundobjects" svg:width="11.218cm" svg:height="12.572cm" svg:x="1.27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1.218cm" svg:height="12.572cm" svg:x="12.912cm" svg:y="4.445cm" presentation:class="title">
        <draw:text-box>
          <text:list text:style-name="ML2">
            <text:list-item>
              <text:p text:style-name="MP14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6">Dritte Ebene</text:span><text:span text:style-name="MT6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Textplatzhalter 2" presentation:style-name="Mpr32" draw:text-style-name="MP4" draw:layer="backgroundobjects" svg:width="11.223cm" svg:height="1.777cm" svg:x="1.27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1.223cm" svg:height="10.976cm" svg:x="1.27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1.227cm" svg:height="1.777cm" svg:x="12.903cm" svg:y="4.264cm" presentation:class="outline">
        <draw:text-box>
          <text:list text:style-name="ML8">
            <text:list-item>
              <text:p text:style-name="MP15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1.227cm" svg:height="10.976cm" svg:x="12.903cm" svg:y="6.041cm" presentation:class="title">
        <draw:text-box>
          <text:list text:style-name="ML2">
            <text:list-item>
              <text:p text:style-name="MP16"><text:span text:style-name="MT5">Textmasterformat bearbeiten</text:span><text:span text:style-name="MT5"><text:line-break/></text:span><text:span text:style-name="MT6">Zweite Ebene</text:span><text:span text:style-name="MT6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Datumsplatzhalt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4">Titelmasterformat durch Klicken bearbeiten</text:span></text:p>
        </draw:text-box>
      </draw:frame>
      <draw:frame draw:name="Inhaltsplatzhalter 2" presentation:style-name="Mpr48" draw:text-style-name="MP4" draw:layer="backgroundobjects" svg:width="14.199cm" svg:height="16.259cm" svg:x="9.931cm" svg:y="0.758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8.356cm" svg:height="13.031cm" svg:x="1.27cm" svg:y="3.986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4">Titelmasterformat durch Klicken bearbeiten</text:span></text:p>
        </draw:text-box>
      </draw:frame>
      <draw:frame draw:name="Bildplatzhalt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6" draw:text-style-name="MP4" draw:layer="backgroundobjects" svg:width="15.24cm" svg:height="2.236cm" svg:x="4.979cm" svg:y="14.909cm" presentation:class="outline">
        <draw:text-box>
          <text:list text:style-name="ML8">
            <text:list-item>
              <text:p text:style-name="MP17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2" draw:text-style-name="MP18" draw:layer="backgroundobjects" svg:width="22.86cm" svg:height="12.572cm" svg:x="1.27cm" svg:y="4.445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2">Titelmasterformat durch Klicken bearbeiten</text:span></text:p>
        </draw:text-box>
      </draw:frame>
      <draw:frame draw:name="Vertikaler Textplatzhalter 2" presentation:style-name="Mpr68" draw:text-style-name="MP18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3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7"><text:date style:data-style-name="D4" text:date-value="2015-07-19">19.07.2015</text:date></text:span></text:p>
        </draw:text-box>
      </draw:frame>
      <draw:frame draw:name="Fußzeilenplatzhalt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7"><text:page-number>&lt;Numm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PowerPoint-Präsentation</dc:title>
    <meta:initial-creator>Philipp Plotz</meta:initial-creator>
    <meta:creation-date>2015-07-19T14:53:23Z</meta:creation-date>
    <dc:date>2015-07-19T19:48:43.52</dc:date>
    <meta:editing-cycles>5</meta:editing-cycles>
    <meta:editing-duration>PT1M34S</meta:editing-duration>
    <meta:document-statistic meta:object-count="181"/>
  </office:meta>
</office:document-meta>
</file>